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1" svg:font-family="Verdana, Arial, Helvetica, sans-serif"/>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none" style:font-name="Verdana1"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font-name="Verdana1"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8" style:family="paragraph" style:parent-style-name="Table_20_Contents">
      <style:text-properties fo:color="#000000" style:font-name="Verdana1" fo:font-size="8.25pt" fo:font-weight="bold"/>
    </style:style>
    <style:style style:name="P19" style:family="paragraph" style:parent-style-name="Table_20_Contents">
      <style:paragraph-properties fo:padding="0.049cm" fo:border="0.002cm solid #d1d7dc"/>
      <style:text-properties fo:color="#006600" style:font-name="Courier" fo:font-size="8.25pt"/>
    </style:style>
    <style:style style:name="P20" style:family="paragraph" style:parent-style-name="Standard">
      <style:text-properties style:text-line-through-style="none"/>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000000" style:font-name="Verdana1" fo:font-size="9pt" fo:letter-spacing="normal" fo:font-style="normal" fo:font-weight="normal"/>
    </style:style>
    <style:style style:name="T7" style:family="text">
      <style:text-properties fo:font-variant="normal" fo:text-transform="none" fo:color="#222222" style:font-name="Verdana" fo:font-size="14.25pt" fo:letter-spacing="normal" fo:font-style="normal" fo:font-weight="bold"/>
    </style:style>
    <style:style style:name="T8"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Title pages.</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2834115379945008971"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text:soft-page-break/>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4"/>
        </text:list-item>
      </text:list>
      <text:p text:style-name="P1"/>
      <text:h text:style-name="P25" text:outline-level="1">Front cover</text:h>
      <text:p text:style-name="P6">Only if you created or modified the cover, you need to add a Transcriber’s Note to that effect, and state that you place it in the public domain. This is a requirement from PG, <text:soft-page-break/>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40662220"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text:soft-page-break/>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text:soft-page-break/>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1" svg:font-family="Verdana, Arial, Helvetica, sans-serif"/>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6T20:49:47</dc:date>
    <dc:creator>Gemma Wright</dc:creator>
    <meta:editing-duration>PT18H31M28S</meta:editing-duration>
    <meta:editing-cycles>48</meta:editing-cycles>
    <meta:generator>OpenOffice/4.0.1$Win32 OpenOffice.org_project/401m5$Build-9714</meta:generator>
    <meta:document-statistic meta:table-count="2" meta:image-count="0" meta:object-count="0" meta:page-count="13" meta:paragraph-count="328" meta:word-count="5093" meta:character-count="31532"/>
  </office:meta>
</office:document-meta>
</file>